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3c9" draw:shadow="hidden"/>
    </style:style>
    <style:style style:name="P1" style:family="paragraph">
      <loext:graphic-properties draw:fill="solid" draw:fill-color="#0083c9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3.569cm" svg:height="2.174cm" svg:x="0.8cm" svg:y="0.525cm" svg:viewBox="0 0 3570 2175" svg:d="M953 1764c-305-1-543-242-543-544 0-301 234-539 537-543h97v-407h-91-6v1c-525 3-947 426-947 950 0 525 426 954 953 954h1443v-408h-1443zM953 1764zM1226 275h500l671 626 561-520c65-67 156-107 256-107 197 0 356 162 356 358 0 9 0 19-1 28v1108h-494v-1083l-678 626-671-630h-500zM1226 275zM2483 1968h1086v207h-1086zM2483 1968zM1013 1262c1 11 1 20 1 34 0 63-46 120-107 120l15 53h-112v201h1412v-201h-327v-42c-38-14-61-41-61-74 0-5 0-11 1-16h-26v-119h46v-41h-42c0-39-24-73-54-88v-45-5h-4l-4-4c9-10 16-26 16-40-19-7-31-22-37-39h3c-3 0-4 0-4-3 4-3 8-11 8-15 0-10-10-14-15-14-12 0-22 4-22 14 0 4 4 13 12 18-2 0-2 0-4 0-1 20-16 36-34 42 2 15 10 30 22 38v3h-4v5 45c-33 16-53 49-53 88h-6-46v41h46v119h-281v-4c-6 2-10 4-17 4-39 0-75-34-75-68 0-2 0-4 0-7h-34v-80h41v-34h-41v-164h43v-30h-38c0-39-28-69-60-84v-93h12v-16h-14c0-1 2-4 2-7 0-28-10-53-21-64v-33c6-4 10-9 10-17s-4-17-10-21l-7-619h-19l-2 617c-18 6-23 32 0 42v28c-14 9-22 34-22 67 0 3 0 6 0 7h-10v16h10v94c-36 14-60 44-60 83h-42v30h47c0 2 0 3 0 3v161h-50v34h50v80z">
          <text:p/>
        </draw:path>
        <draw:path draw:style-name="gr1" draw:text-style-name="P1" draw:layer="layout" svg:width="3.194cm" svg:height="0.237cm" svg:x="1.142cm" svg:y="2.844cm" svg:viewBox="0 0 3195 238" svg:d="M121 1c37 0 68 10 91 32 23 23 34 51 34 85 0 29-8 55-25 78-24 29-55 42-97 42s-74-13-97-41c-19-21-27-47-27-77 0-36 11-64 34-87 25-22 53-32 87-32zM121 1zM124 12c-22 0-38 11-49 33-8 16-14 42-14 76 0 38 7 65 21 86 11 12 24 19 41 19 13 0 23-3 29-8 11-8 20-19 25-36 5-15 8-35 8-59 0-33-3-55-9-70-6-14-13-26-21-33-9-5-19-8-31-8zM124 12zM498 0v79h-8c-5-20-14-37-27-49-14-11-29-16-46-16-14 0-29 4-40 12-12 8-22 20-27 33-7 17-10 35-10 57 0 20 2 39 7 56 6 16 14 29 25 38s24 13 43 13c15 0 27-4 40-9 12-7 24-18 40-33v20c-14 13-28 24-42 29-13 5-30 8-49 8-26 0-46-5-66-13-19-10-36-24-45-44-10-18-15-37-15-56 0-24 5-45 16-64 12-19 29-35 48-46s41-15 64-15c15 0 32 3 50 10 11 4 18 5 20 5 3 0 6 0 9-3 2-2 5-7 5-12zM498 0zM614 125v71c0 11 0 18 1 20 2 3 4 6 7 9 4 2 8 2 15 2h8v6h-121v-6h8c7 0 12 0 17-2 2-3 5-6 6-9 2-2 2-9 2-20v-151c0-14 0-20-2-25-1-2-4-5-8-6-4-3-8-4-15-4h-8v-6h121v6h-8c-7 0-12 2-15 4-3 1-5 4-7 8-1 3-1 9-1 23v63h82v-63c0-14-2-20-2-25-1-2-4-5-8-6-3-3-9-4-15-4h-9v-6h122v6h-7c-7 0-12 2-16 4-6 1-7 4-8 8-2 3-3 9-3 23v151c0 11 1 18 3 20 1 3 2 6 8 9 4 2 9 2 16 2h7v6h-122v-6h9c6 0 12 0 16-2 3-3 5-6 7-9 0-2 2-9 2-20v-71zM614 125zM924 1c38 0 68 10 91 32 24 23 36 51 36 85 0 29-10 55-27 78-23 29-53 42-97 42-41 0-74-13-97-41-17-21-27-47-27-77 0-36 12-64 36-87 23-22 51-32 85-32zM924 1zM927 12c-20 0-37 11-48 33-9 16-13 42-13 76 0 38 7 65 20 86 10 12 23 19 41 19 12 0 23-3 30-8 11-8 18-19 23-36 6-15 8-35 8-59 0-33-2-55-8-70-5-14-12-26-22-33-8-5-19-8-31-8zM927 12zM1220 112c21 5 36 13 46 19 12 11 19 23 19 39s-8 31-22 44c-16 13-42 19-75 19h-118v-6c11 0 19 0 22-2 4-2 7-4 8-9 1-2 3-9 3-23v-148c0-14-2-20-3-25-1-2-4-5-8-8-4-1-11-2-22-2v-6h112c28 0 46 3 57 8 11 3 19 11 26 21 6 9 9 19 9 28 0 13-4 22-12 30s-22 15-42 21zM1220 112zM1157 106c15 0 27-1 35-5 9-3 15-8 19-14 5-7 7-15 7-26 0-9-2-17-7-24-4-7-10-12-19-15-6-4-19-4-35-4zM1157 106zM1157 123v72 8c0 5 1 11 4 13 3 3 8 5 14 5 8 0 16-2 24-6s14-9 19-16c3-8 6-18 6-26 0-12-3-21-7-29s-11-13-22-17c-8-4-20-4-38-4zM1157 123zM1421 169h-82l-10 22c-3 8-5 13-5 19s3 11 9 13c2 2 11 4 21 4v6h-77v-6c8 0 15-4 22-9 5-6 12-18 20-36l83-182h3l84 186c8 20 14 30 19 36 4 3 10 5 17 5v6h-113v-6h5c8 0 15 0 19-2 3-3 4-6 4-9 0-2 0-4-1-6 0 0-2-6-6-13zM1421 169zM1416 155l-37-77-34 77zM1416 155zM1625 125v71c0 11 0 18 3 20 0 3 3 6 7 9 4 2 8 2 15 2h9v6h-124v-6h9c6 0 12 0 15-2 2-3 6-6 9-9 0-2 1-9 1-20v-151c0-14-1-20-1-25-3-2-7-5-9-6-4-3-9-4-15-4h-9v-6h124v6h-9c-7 0-12 2-17 4-2 1-5 4-5 8-3 3-3 9-3 23v63h82v-63c0-14 0-20-1-25-2-2-4-5-7-6-4-3-10-4-17-4h-6v-6h119v6h-6c-7 0-13 2-15 4-4 1-6 4-8 8 0 3-2 9-2 23v151c0 11 2 18 2 20 2 3 4 6 8 9 4 2 8 2 15 2h6v6h-119v-6h6c7 0 13 0 17-2 3-3 5-6 7-9 1-2 1-9 1-20v-71zM1625 125zM2047 112c21 5 36 13 45 19 15 11 21 23 21 39s-7 31-22 44c-18 13-42 19-75 19h-118v-6c10 0 17 0 23-2 4-2 6-4 6-9 3-2 3-9 3-23v-148c0-14 0-20-3-25 0-2-2-5-6-8-6-1-13-2-23-2v-6h113c25 0 44 3 55 8 11 3 19 11 26 21 7 9 10 19 10 28 0 13-3 22-13 30-9 8-23 15-42 21zM2047 112zM1983 106c17 0 30-1 37-5 8-3 14-8 18-14 4-7 7-15 7-26 0-9-3-17-7-24s-10-12-17-15c-8-4-20-4-38-4zM1983 106zM1983 123v72 8c0 5 2 11 4 13 4 3 9 5 14 5 11 0 19-2 26-6 8-4 13-9 18-16 4-8 5-18 5-26 0-12-1-21-5-29-6-8-13-13-21-17s-23-4-41-4zM1983 123zM2326 0v186c0 15 2 25 3 29 0 4 3 7 8 10 3 2 10 2 18 2h5v6h-122v-6h7c9 0 16 0 20-2 4-3 7-6 8-10 4-4 4-14 4-29v-118c0-9 0-16-2-19s-3-4-6-7c-3-1-7-3-9-3-6 0-14 2-22 6l-3-6 86-39zM2326 0zM2398 238v-5c20-3 36-10 48-18 14-8 26-19 33-31s12-26 15-42c-6 4-12 5-17 8-5 0-10 1-16 1-19 0-33-7-43-18-13-12-18-32-18-53 0-15 3-27 8-41 7-12 15-21 27-29 12-6 25-10 37-10 14 0 27 4 39 11 11 8 21 19 28 34 8 14 12 31 12 49 0 24-6 48-18 69-12 22-30 41-53 53-22 14-50 21-82 22zM2398 238zM2496 128c2-15 3-25 3-35 0-19-3-39-8-58-3-8-5-16-11-20-3-3-7-4-11-4-5 0-11 3-13 7-6 7-9 21-9 39 0 30 5 52 13 66 5 8 12 10 20 10 4 0 10-1 16-5zM2496 128zM2727 120c0 23-6 43-11 62-4 14-9 24-15 32-7 8-14 13-22 17s-18 7-27 7c-13 0-23-3-32-8s-17-14-24-23c-4-8-8-19-12-31-4-18-7-34-7-53 0-26 3-49 9-70 7-18 15-30 28-39 10-10 24-14 38-14 13 0 24 4 36 14 11 8 21 20 26 36 7 21 13 44 13 70zM2727 120zM2673 120c0-41 0-64 0-71-2-16-5-27-8-31-2-4-8-6-13-6-6 0-10 0-13 3-4 4-8 12-9 20-1 13-3 47-3 107 0 31 2 54 3 65 4 7 7 12 9 15 3 3 7 4 13 4 5 0 11-1 13-5 4-6 7-17 8-29zM2673 120zM2902 120c0 23-4 43-11 62-4 14-9 24-16 32-6 8-14 13-22 17s-18 7-26 7c-11 0-23-3-31-8-10-5-18-14-23-23-6-8-11-19-14-31-5-18-8-34-8-53 0-26 4-49 11-70 5-18 15-30 26-39 12-10 26-14 39-14s26 4 37 14c11 8 19 20 26 36 7 21 12 44 12 70zM2902 120zM2849 120c0-41 0-64-1-71 0-16-3-27-8-31-3-4-7-6-14-6-4 0-8 0-11 3-5 4-8 12-10 20-1 13-2 47-2 107 0 31 1 54 4 65 1 7 3 12 8 15 3 3 7 4 12 4 6 0 10-1 13-5 5-6 8-17 8-29zM2849 120zM3015 227c6 0 11-1 14-5 2-3 4-8 4-18v-101c0-8-2-13-4-16s-7-5-14-5v-6h139v41h-5c-3-14-6-22-11-24-4-5-13-6-26-6h-30v119c0 8 0 13 3 16 2 4 8 5 16 5v6h-86zM3015 227zM3166 181c8 0 15 3 21 10 5 5 8 12 8 19 0 8-3 15-8 20-6 5-13 8-21 8-9 0-15-3-20-8-6-5-8-12-8-20 0-7 2-14 8-19 5-7 11-10 20-1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17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Сергей Сергеевич Бетке</meta:initial-creator>
    <meta:creation-date>2020-04-01T14:48:45.848000000</meta:creation-date>
    <dc:date>2020-04-01T16:29:39.123000000</dc:date>
    <dc:creator>Сергей Сергеевич Бетке</dc:creator>
    <meta:editing-duration>PT12M27S</meta:editing-duration>
    <meta:editing-cycles>3</meta:editing-cycles>
    <meta:generator>LibreOffice/6.3.4.2$Windows_X86_64 LibreOffice_project/60da17e045e08f1793c57c00ba83cdfce946d0aa</meta:generator>
    <meta:document-statistic meta:object-count="2"/>
  </office:meta>
</office:document-meta>
</file>